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text-properties style:font-name="Century Schoolbook L" fo:color="#000000"/>
    </style:style>
    <style:style style:name="P2" style:parent-style-name="PreformattedText" style:family="paragraph">
      <style:text-properties style:font-name="Century Schoolbook L" fo:color="#000000"/>
    </style:style>
    <style:style style:name="P3" style:parent-style-name="PreformattedText" style:family="paragraph">
      <style:text-properties style:font-name="Century Schoolbook L" fo:color="#000000"/>
    </style:style>
    <style:style style:name="P4" style:parent-style-name="PreformattedText" style:family="paragraph">
      <style:text-properties style:font-name="Century Schoolbook L" fo:color="#000000"/>
    </style:style>
    <style:style style:name="P5" style:parent-style-name="PreformattedText" style:family="paragraph">
      <style:text-properties style:font-name="Century Schoolbook L" fo:font-weight="bold" style:font-weight-asian="bold" style:font-weight-complex="bold" fo:color="#000000" fo:font-size="14pt" style:font-size-asian="14pt" style:font-size-complex="14pt"/>
    </style:style>
    <style:style style:name="P6" style:parent-style-name="PreformattedText" style:family="paragraph">
      <style:text-properties style:font-name="Century Schoolbook L" fo:color="#000000" fo:font-size="12pt" style:font-size-asian="12pt" style:font-size-complex="12pt"/>
    </style:style>
    <style:style style:name="P7" style:parent-style-name="PreformattedText" style:family="paragraph">
      <style:text-properties style:font-name="Century Schoolbook L" fo:color="#000000" fo:font-size="12pt" style:font-size-asian="12pt" style:font-size-complex="12pt"/>
    </style:style>
    <style:style style:name="P8" style:parent-style-name="PreformattedText" style:family="paragraph">
      <style:text-properties style:font-name="Century Schoolbook L" fo:color="#000000" fo:font-size="12pt" style:font-size-asian="12pt" style:font-size-complex="12pt"/>
    </style:style>
    <style:style style:name="P9" style:parent-style-name="PreformattedText" style:family="paragraph">
      <style:text-properties style:font-name="Century Schoolbook L" fo:color="#000000" fo:font-size="12pt" style:font-size-asian="12pt" style:font-size-complex="12pt"/>
    </style:style>
    <style:style style:name="P10" style:parent-style-name="PreformattedText" style:family="paragraph">
      <style:text-properties style:font-name="Century Schoolbook L" fo:color="#000000" fo:font-size="12pt" style:font-size-asian="12pt" style:font-size-complex="12pt"/>
    </style:style>
    <style:style style:name="P11" style:parent-style-name="PreformattedText" style:family="paragraph">
      <style:text-properties style:font-name="Century Schoolbook L" fo:color="#000000" fo:font-size="12pt" style:font-size-asian="12pt" style:font-size-complex="12pt"/>
    </style:style>
    <style:style style:name="P12" style:parent-style-name="PreformattedText" style:family="paragraph">
      <style:text-properties style:font-name="Century Schoolbook L" fo:color="#000000" fo:font-size="12pt" style:font-size-asian="12pt" style:font-size-complex="12pt"/>
    </style:style>
    <style:style style:name="P13" style:parent-style-name="PreformattedText" style:family="paragraph">
      <style:text-properties style:font-name="Century Schoolbook L" fo:color="#000000" fo:font-size="12pt" style:font-size-asian="12pt" style:font-size-complex="12pt"/>
    </style:style>
    <style:style style:name="P14" style:parent-style-name="PreformattedText" style:family="paragraph">
      <style:text-properties style:font-name="Century Schoolbook L" fo:color="#000000" fo:font-size="12pt" style:font-size-asian="12pt" style:font-size-complex="12pt"/>
    </style:style>
    <style:style style:name="T15" style:parent-style-name="DefaultParagraphFont" style:family="text">
      <style:text-properties style:font-name="Century Schoolbook L" fo:color="#000000" fo:font-size="12pt" style:font-size-asian="12pt" style:font-size-complex="12pt"/>
    </style:style>
    <style:style style:name="T16" style:parent-style-name="DefaultParagraphFont" style:family="text">
      <style:text-properties style:font-name="Century Schoolbook L" fo:color="#000000" fo:font-size="12pt" style:font-size-asian="12pt" style:font-size-complex="12pt"/>
    </style:style>
    <style:style style:name="T17" style:parent-style-name="DefaultParagraphFont" style:family="text">
      <style:text-properties style:font-name="Century Schoolbook L" fo:color="#000000" fo:font-size="12pt" style:font-size-asian="12pt" style:font-size-complex="12pt"/>
    </style:style>
    <style:style style:name="T18" style:parent-style-name="DefaultParagraphFont" style:family="text">
      <style:text-properties style:font-name="Century Schoolbook L" fo:color="#000000" fo:font-size="12pt" style:font-size-asian="12pt" style:font-size-complex="12pt"/>
    </style:style>
    <style:style style:name="P19" style:parent-style-name="PreformattedText" style:family="paragraph">
      <style:text-properties style:font-name="Century Schoolbook L" fo:color="#000000" fo:font-size="12pt" style:font-size-asian="12pt" style:font-size-complex="12pt"/>
    </style:style>
    <style:style style:name="P20" style:parent-style-name="PreformattedText" style:family="paragraph">
      <style:text-properties style:font-name="Century Schoolbook L" fo:color="#000000" fo:font-size="12pt" style:font-size-asian="12pt" style:font-size-complex="12pt"/>
    </style:style>
    <style:style style:name="P21" style:parent-style-name="PreformattedText" style:family="paragraph">
      <style:text-properties style:font-name="Century Schoolbook L" fo:color="#000000" fo:font-size="12pt" style:font-size-asian="12pt" style:font-size-complex="12pt"/>
    </style:style>
    <style:style style:name="P22" style:parent-style-name="PreformattedText" style:family="paragraph">
      <style:text-properties style:font-name="Century Schoolbook L" fo:color="#000000" fo:font-size="12pt" style:font-size-asian="12pt" style:font-size-complex="12pt"/>
    </style:style>
    <style:style style:name="P23" style:parent-style-name="PreformattedText" style:family="paragraph">
      <style:text-properties style:font-name="Century Schoolbook L" fo:color="#000000" fo:font-size="12pt" style:font-size-asian="12pt" style:font-size-complex="12pt"/>
    </style:style>
    <style:style style:name="T24" style:parent-style-name="DefaultParagraphFont" style:family="text">
      <style:text-properties style:font-name="Century Schoolbook L" fo:color="#000000" fo:font-size="12pt" style:font-size-asian="12pt" style:font-size-complex="12pt"/>
    </style:style>
    <style:style style:name="T25" style:parent-style-name="DefaultParagraphFont" style:family="text">
      <style:text-properties style:font-name="Century Schoolbook L" fo:color="#000000" fo:font-size="12pt" style:font-size-asian="12pt" style:font-size-complex="12pt"/>
    </style:style>
    <style:style style:name="T26" style:parent-style-name="DefaultParagraphFont" style:family="text">
      <style:text-properties style:font-name="Century Schoolbook L" fo:color="#000000" fo:font-size="12pt" style:font-size-asian="12pt" style:font-size-complex="12pt"/>
    </style:style>
    <style:style style:name="P27" style:parent-style-name="PreformattedText" style:family="paragraph">
      <style:text-properties style:font-name="Century Schoolbook L" fo:color="#000000" fo:font-size="12pt" style:font-size-asian="12pt"/>
    </style:style>
    <style:style style:name="T28" style:parent-style-name="DefaultParagraphFont" style:family="text">
      <style:text-properties style:font-name="Century Schoolbook L" fo:color="#000000" fo:font-size="12pt" style:font-size-asian="12pt" style:font-size-complex="12pt"/>
    </style:style>
    <style:style style:name="T29" style:parent-style-name="DefaultParagraphFont" style:family="text">
      <style:text-properties style:font-name="Century Schoolbook L" fo:color="#000000" fo:font-size="12pt" style:font-size-asian="12pt" style:font-size-complex="12pt"/>
    </style:style>
    <style:style style:name="T30" style:parent-style-name="DefaultParagraphFont" style:family="text">
      <style:text-properties style:font-name="Century Schoolbook L" fo:color="#000000" fo:font-size="12pt" style:font-size-asian="12pt" style:font-size-complex="12pt"/>
    </style:style>
    <style:style style:name="T31" style:parent-style-name="DefaultParagraphFont" style:family="text">
      <style:text-properties style:font-name="Century Schoolbook L" fo:color="#000000" fo:font-size="12pt" style:font-size-asian="12pt" style:font-size-complex="12pt"/>
    </style:style>
    <style:style style:name="P32" style:parent-style-name="PreformattedText" style:family="paragraph">
      <style:text-properties style:font-name="Century Schoolbook L" fo:color="#000000" fo:font-size="12pt" style:font-size-asian="12pt" style:font-size-complex="12pt"/>
    </style:style>
  </office:automatic-styles>
  <office:body>
    <office:text text:use-soft-page-breaks="true">
      <text:p text:style-name="P1">Allen Higgins C00197373</text:p>
      <text:p text:style-name="P2">Zoltan Fuzesi C00197361</text:p>
      <text:p text:style-name="P3">Robert Scully C00196960</text:p>
      <text:p text:style-name="P4"/>
      <text:p text:style-name="P5">Project Strategy</text:p>
      <text:p text:style-name="P6"/>
      <text:p text:style-name="P7">The Road Safety Authority (RSA) provide National Car Test (NCT) datasets ranging from 2013 to<text:s/>2016. <text:s/>Datasets include pass/fail rates by Center and Make and Model. <text:s/>Using these datasets, which come in PDF and CSV file formats, information for example; Vehicle make, mode, year of birth, pass and fail percentage, braking, wheels and tyre condition,<text:s/>engine, noise and exhaust could be used to achieve the project’s proposed purpose. <text:s/></text:p>
      <text:p text:style-name="P8"/>
      <text:p text:style-name="P9">Common algorithm usage as suggested by Data Science Central throughout the scope of the project may include regression, regularization, instance based, dimensionality reduction and decision tree. <text:s/>As the project expands further research into data science algorithms, technology and capability is paramount to understand what could thoroughly be achieved with the appropriate dataset that this project will generate. <text:s/>Upon completion of research the following implementation outline maybe achieved more efficiently.</text:p>
      <text:p text:style-name="P10"/>
      <text:p text:style-name="P11">Implementations Outline:</text:p>
      <text:p text:style-name="P12"/>
      <text:p text:style-name="P13">Using python library data gathered in PDF format can be converted into CSV file format, the resulting file examined for missing information<text:s/>only if applicable to the needs of the project, together with headings that fall beyond the project scope. <text:s/>This allows for only required data which is also complete used in the analytic process, to be stored in a MYSQL database through the use of purposely built API’s (Application Programming Interface) that connect to the project’s central area of storage (server).</text:p>
      <text:p text:style-name="P14"/>
      <text:p text:style-name="PreformattedText"><text:span text:style-name="T15">For the process of analysis, a Hadoop cluster will be setup. The hardware that will be used in the cluster is three laptops. Each laptop will download the Hadoop application. One of the laptop will be selected to be the master, while the order two will act as salves to the master deceive. The linking of the laptop into the cluster will be done though the master<text:s/></text:span><text:span text:style-name="T16">deceives</text:span><text:span text:style-name="T17"><text:s/>as per Hadoop setup manual.</text:span><text:span text:style-name="T18"><text:s/></text:span></text:p>
      <text:p text:style-name="P19"/>
      <text:p text:style-name="P20">A fetch API returning data in form of a JSON object (JavaScript<text:s/>Object Notation) which maybe deserialized prior to being processed through<text:s/>a cluster of consumer grade computers. Across a small network of distributed devices (cluster) the retrieved data could be analysed with appropriate algorithms to produce results in accordance to the scope of the project. Such resulting data may be displayed through the use of various charts to determine patterns which may be useful for production. <text:s/>Indeed, further analysis of these results may help determine a range of underlining information.</text:p>
      <text:p text:style-name="P21"/>
      <text:p text:style-name="P22">With the data now analysis to a point that we have answer most of our question, the results need to be display as chart and graph, there are many way this can be done. For the purpose of this project, there is two software produce that will be look at (Jupyter and Zeppelin). Test will be done in each produce to see which one gives the best results. With the results of this research, one of the two will be used in the final presentations of your analysis.<text:s/></text:p>
      <text:p text:style-name="P23"/>
      <text:p text:style-name="PreformattedText"><text:span text:style-name="T24">One interesting factor would be to compare the resulting da</text:span><text:span text:style-name="T25">ta to other studies that fall under the scope of the project. <text:s/>A contrast analysed may re-enforce the project’s findings or dispute currently existing findings if indeed the comparing projects scopes are similar. <text:s/>One proposed contrast is Idiro Analytics -</text:span><text:span text:style-name="T26"><text:s/>Analysis of 2016 NCT test results, a similar project with data gathered from the RSA for vehicles that passed or fail on first attempt in 2016. <text:s/></text:span></text:p>
      <text:p text:style-name="P27"/>
      <text:soft-page-break/>
      <text:p text:style-name="PreformattedText"><text:span text:style-name="T28">However, a discernible difference between the Idrio Analytics findings and the proposed project is the inten</text:span><text:span text:style-name="T29">tion to analysis not only data relating to vehicles first test attempt but also on future attempts thereafter. <text:s/>As an overall strategy this is intended to examine the possibility of a more detailed result and the curiosity of future findings beyond what ma</text:span><text:span text:style-name="T30">y be expected in a more common comparison venture. <text:s/>Ultimately, the projects final results and report is anticipated to be independent of other similar projects and should not be consisted as a factor which could add or remove quality from this project or<text:s/></text:span><text:span text:style-name="T31">external projects respectfully.</text:span></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 scully</dc:creator>
    <meta:creation-date>2017-10-05T09:28:00Z</meta:creation-date>
    <dc:date>2017-10-12T09:14:00Z</dc:date>
    <meta:template xlink:href="Normal" xlink:type="simple"/>
    <meta:editing-cycles>67</meta:editing-cycles>
    <meta:editing-duration>PT12000S</meta:editing-duration>
    <meta:document-statistic meta:page-count="2" meta:paragraph-count="8" meta:word-count="619" meta:character-count="4140" meta:row-count="29" meta:non-whitespace-character-count="3529"/>
  </office:meta>
</office:document-meta>
</file>